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2"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3" style:family="paragraph" style:parent-style-name="Standard">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4"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5" style:family="paragraph" style:parent-style-name="Standard">
      <style:paragraph-properties fo:margin-left="1.905cm" fo:margin-right="0cm" fo:line-height="150%" fo:text-indent="0cm" style:auto-text-indent="false">
        <style:tab-stops/>
      </style:paragraph-properties>
    </style:style>
    <style:style style:name="P6" style:family="paragraph" style:parent-style-name="Standard">
      <style:paragraph-properties fo:margin-left="0.635cm" fo:margin-right="0cm" fo:line-height="150%" fo:text-indent="0.616cm" style:auto-text-indent="false">
        <style:tab-stops/>
      </style:paragraph-properties>
      <style:text-properties style:font-name="Calibri" fo:font-style="italic" style:font-style-asian="italic" style:font-name-complex="Calibri"/>
    </style:style>
    <style:style style:name="P7" style:family="paragraph" style:parent-style-name="Standard">
      <style:paragraph-properties fo:margin-left="2cm" fo:margin-right="0cm" fo:line-height="150%" fo:text-indent="0.501cm" style:auto-text-indent="false">
        <style:tab-stops/>
      </style:paragraph-properties>
      <style:text-properties style:font-name="Calibri" style:font-name-complex="Calibri"/>
    </style:style>
    <style:style style:name="P8" style:family="paragraph" style:parent-style-name="Standard">
      <style:paragraph-properties fo:margin-left="3.156cm" fo:margin-right="0cm" fo:line-height="150%" fo:text-indent="0.596cm" style:auto-text-indent="false">
        <style:tab-stops/>
      </style:paragraph-properties>
    </style:style>
    <style:style style:name="P9" style:family="paragraph" style:parent-style-name="Standard">
      <style:paragraph-properties fo:line-height="150%"/>
      <style:text-properties style:font-name="Calibri" fo:font-weight="bold" style:font-weight-asian="bold" style:font-name-complex="Calibri"/>
    </style:style>
    <style:style style:name="P10" style:family="paragraph" style:parent-style-name="Standard">
      <style:paragraph-properties fo:line-height="150%"/>
      <style:text-properties style:font-name="Calibri" style:font-name-complex="Calibri"/>
    </style:style>
    <style:style style:name="P11" style:family="paragraph" style:parent-style-name="Standard" style:list-style-name="L1">
      <style:paragraph-properties fo:line-height="150%"/>
      <style:text-properties style:font-name="Calibri" style:font-name-complex="Calibri"/>
    </style:style>
    <style:style style:name="P12" style:family="paragraph" style:parent-style-name="Standard">
      <style:paragraph-properties fo:line-height="150%"/>
      <style:text-properties style:font-name="Calibri" fo:font-size="14pt" style:font-size-asian="14pt" style:font-name-complex="Calibri" style:font-size-complex="14pt"/>
    </style:style>
    <style:style style:name="P13" style:family="paragraph" style:parent-style-name="Standard">
      <style:paragraph-properties fo:line-height="150%"/>
      <style:text-properties style:font-name="Calibri" fo:font-size="14pt" fo:font-weight="bold" style:font-size-asian="14pt" style:font-weight-asian="bold" style:font-name-complex="Calibri" style:font-size-complex="14pt"/>
    </style:style>
    <style:style style:name="P14" style:family="paragraph" style:parent-style-name="Standard">
      <style:paragraph-properties fo:line-height="150%"/>
    </style:style>
    <style:style style:name="P15" style:family="paragraph" style:parent-style-name="Standard">
      <style:paragraph-properties fo:text-align="center" style:justify-single-word="false"/>
      <style:text-properties style:text-underline-style="none"/>
    </style:style>
    <style:style style:name="P16" style:family="paragraph" style:parent-style-name="Standard">
      <style:paragraph-properties fo:text-align="center" style:justify-single-word="false"/>
      <style:text-properties fo:font-size="14pt" style:text-underline-style="none" style:font-size-asian="14pt" style:font-size-complex="14pt"/>
    </style:style>
    <style:style style:name="P17" style:family="paragraph" style:parent-style-name="Standard">
      <style:paragraph-properties fo:text-align="start" style:justify-single-word="false"/>
      <style:text-properties fo:font-size="14pt" style:text-underline-style="none" style:font-size-asian="14pt" style:font-size-complex="14pt"/>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20"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21"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22" style:family="paragraph" style:parent-style-name="Standard" style:list-style-name="L5">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23"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24"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25" style:family="paragraph" style:parent-style-name="Standard" style:list-style-name="L8">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26" style:family="paragraph" style:parent-style-name="Standard" style:list-style-name="L12">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27"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28" style:family="paragraph" style:parent-style-name="Standard" style:list-style-name="L3">
      <style:paragraph-properties fo:margin-left="1.905cm" fo:margin-right="0cm" fo:line-height="15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29" style:family="paragraph" style:parent-style-name="Standard" style:list-style-name="L12">
      <style:paragraph-properties fo:margin-left="1.905cm" fo:margin-right="0cm" fo:line-height="150%" fo:text-indent="0cm" style:auto-text-indent="false">
        <style:tab-stops/>
      </style:paragraph-properties>
      <style:text-properties style:font-name="Calibri" fo:font-weight="normal" style:font-weight-asian="normal" style:font-name-complex="Calibri" style:font-weight-complex="normal"/>
    </style:style>
    <style:style style:name="P30"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31" style:family="paragraph" style:parent-style-name="Standard" style:list-style-name="L6">
      <style:paragraph-properties fo:margin-left="1.905cm" fo:margin-right="0cm" fo:line-height="150%" fo:text-indent="0cm" style:auto-text-indent="false">
        <style:tab-stops>
          <style:tab-stop style:position="1.847cm"/>
        </style:tab-stops>
      </style:paragraph-properties>
    </style:style>
    <style:style style:name="P32" style:family="paragraph" style:parent-style-name="Standard" style:list-style-name="L7">
      <style:paragraph-properties fo:margin-left="1.905cm" fo:margin-right="0cm" fo:line-height="150%" fo:text-indent="0cm" style:auto-text-indent="false">
        <style:tab-stops>
          <style:tab-stop style:position="1.847cm"/>
        </style:tab-stops>
      </style:paragraph-properties>
    </style:style>
    <style:style style:name="P33" style:family="paragraph" style:parent-style-name="Standard" style:list-style-name="L9">
      <style:paragraph-properties fo:margin-left="1.905cm" fo:margin-right="0cm" fo:line-height="150%" fo:text-indent="0cm" style:auto-text-indent="false">
        <style:tab-stops>
          <style:tab-stop style:position="1.847cm"/>
        </style:tab-stops>
      </style:paragraph-properties>
    </style:style>
    <style:style style:name="P34" style:family="paragraph" style:parent-style-name="Standard" style:list-style-name="L13">
      <style:paragraph-properties fo:margin-left="1.905cm" fo:margin-right="0cm" fo:line-height="150%" fo:text-indent="0cm" style:auto-text-indent="false">
        <style:tab-stops/>
      </style:paragraph-properties>
    </style:style>
    <style:style style:name="P35" style:family="paragraph" style:parent-style-name="Standard">
      <style:paragraph-properties fo:margin-left="0cm" fo:margin-right="0cm" fo:line-height="150%" fo:text-indent="0cm" style:auto-text-indent="false">
        <style:tab-stops/>
      </style:paragraph-properties>
      <style:text-properties style:font-name="Calibri" fo:font-size="14pt" style:font-size-asian="14pt" style:font-name-complex="Calibri" style:font-size-complex="14pt"/>
    </style:style>
    <style:style style:name="P36" style:family="paragraph" style:parent-style-name="Standard" style:list-style-name="L11">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7" style:family="paragraph" style:parent-style-name="Standard">
      <style:paragraph-properties fo:margin-left="0cm" fo:margin-right="0cm" fo:line-height="150%" fo:text-indent="0cm" style:auto-text-indent="false">
        <style:tab-stops/>
      </style:paragraph-properties>
      <style:text-properties style:font-name="Calibri" fo:font-weight="bold" style:font-weight-asian="bold" style:font-name-complex="Calibri"/>
    </style:style>
    <style:style style:name="P38" style:family="paragraph" style:parent-style-name="Standard" style:master-page-name="MP0">
      <style:paragraph-properties fo:text-align="center" style:justify-single-word="false" style:page-number="auto" fo:break-before="page"/>
      <style:text-properties style:text-underline-style="none"/>
    </style:style>
    <style:style style:name="P39" style:family="paragraph" style:parent-style-name="Standard" style:list-style-name="L7" style:master-page-name="">
      <style:paragraph-properties fo:margin-left="1.949cm" fo:margin-right="0cm" fo:line-height="150%" fo:hyphenation-ladder-count="no-limit" fo:text-indent="0cm" style:auto-text-indent="false" style:page-number="auto">
        <style:tab-stops>
          <style:tab-stop style:position="1.847cm"/>
        </style:tab-stops>
      </style:paragraph-properties>
      <style:text-properties fo:hyphenate="false" fo:hyphenation-remain-char-count="0" fo:hyphenation-push-char-count="0"/>
    </style:style>
    <style:style style:name="T1" style:family="text">
      <style:text-properties style:font-name="Calibri" fo:font-weight="bold" style:font-weight-asian="bold" style:font-name-complex="Calibri"/>
    </style:style>
    <style:style style:name="T2" style:family="text">
      <style:text-properties style:font-name="Calibri" fo:font-weight="bold" style:text-underline-mode="continuous" style:text-overline-mode="continuous" style:text-line-through-mode="continuous" style:font-weight-asian="bold" style:font-name-complex="Calibri" style:font-weight-complex="bold"/>
    </style:style>
    <style:style style:name="T3" style:family="text">
      <style:text-properties style:font-name="Calibri" style:font-name-complex="Calibri"/>
    </style:style>
    <style:style style:name="T4" style:family="text">
      <style:text-properties style:font-name="Calibri" fo:font-weight="normal" style:font-weight-asian="normal" style:font-name-complex="Calibri" style:font-weight-complex="normal"/>
    </style:style>
    <style:style style:name="T5" style:family="text">
      <style:text-properties style:font-name="Calibri" style:text-underline-style="none" style:font-name-complex="Calibri"/>
    </style:style>
    <style:style style:name="T6" style:family="text">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fo:font-weight="bold" style:font-size-asian="14pt" style:font-weight-asian="bold" style:font-name-complex="Calibri" style:font-size-complex="14pt"/>
    </style:style>
    <style:style style:name="T8" style:family="text">
      <style:text-properties fo:font-weight="normal" style:font-weight-asian="normal" style:font-weight-complex="normal"/>
    </style:style>
    <style:style style:name="T9" style:family="text">
      <style:text-properties fo:font-weight="bold" style:font-weight-asian="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Pflichtenheft</text:span></text:p>
      <text:p text:style-name="P15"><text:span text:style-name="T2"/></text:p>
      <text:p text:style-name="P16"><text:span text:style-name="T2"/></text:p>
      <text:p text:style-name="P17"><text:span text:style-name="T2">1.Vertragsparteien</text:span></text:p>
      <text:p text:style-name="P15"><text:span text:style-name="T2"/></text:p>
      <text:p text:style-name="P18"><text:span text:style-name="T6">1.1 </text:span><text:span text:style-name="T1">Auftraggeber</text:span></text:p>
      <text:p text:style-name="P1">Dozent der Hochschule Bremen, Jörg Mielebacher</text:p>
      <text:p text:style-name="P35"><text:span text:style-name="T9">1.2 Auftragnehmer</text:span></text:p>
      <text:list xml:id="list4240490922851778697" text:style-name="L1">
        <text:list-item>
          <text:list>
            <text:list-item>
              <text:p text:style-name="P11">Team 2, Studenten der Hochschule Bremen</text:p>
            </text:list-item>
            <text:list-item>
              <text:p text:style-name="P11">Martha Düpont, Hajiba Belmass, Saskia Rütjerodt, Cigdem Mangal</text:p>
              <text:p text:style-name="P11"/>
            </text:list-item>
          </text:list>
        </text:list-item>
      </text:list>
      <text:p text:style-name="P10"><text:span text:style-name="T10">2. Problemstellung</text:span></text:p>
      <text:p text:style-name="P1">Es soll eine effiziente Organisation von Geschenken zu einem bestimmten Anlass realisiert werden mittels einer Webanwendung. Hierbei soll es möglich sein, zentral Wunschlisten anzulegen. Eine Wunschliste besteht aus mindestens 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p text:style-name="P14"><text:span text:style-name="Absatz-Standardschriftart"><text:span text:style-name="T1"/></text:span></text:p>
      <text:p text:style-name="P14"><text:span text:style-name="Absatz-Standardschriftart"><text:span text:style-name="T7">3. Ziele </text:span></text:span><text:span text:style-name="Absatz-Standardschriftart"><text:span text:style-name="T3">(Was soll damit erreicht werden und warum sollen wir dieses Projekt durchziehen und kein anderes Team)</text:span></text:span></text:p>
      <text:p text:style-name="P6">Zentrale Wunschverwaltung:</text:p>
      <text:list xml:id="list37734518" text:continue-numbering="true" text:style-name="L1">
        <text:list-item>
          <text:list>
            <text:list-item>
              <text:p text:style-name="P11">Wunschlisten sollen die Wünsche einer Person sammeln und verwalten</text:p>
            </text:list-item>
            <text:list-item>
              <text:p text:style-name="P11">Zentrale und leicht auffindbare Sammlung der Wünsche</text:p>
            </text:list-item>
            <text:list-item>
              <text:p text:style-name="P11">Teilen der Wünsche über Social Media oder Mail </text:p>
            </text:list-item>
            <text:list-item>
              <text:p text:style-name="P11">Öffentliche Auffindung der Fremden Wunschlisten zu Optimierung und Vereinfachung der eigenen Wünsche</text:p>
            </text:list-item>
            <text:list-item>
              <text:p text:style-name="P11">Doppeltes Schenken vermeiden durch Markierung der Wünsche</text:p>
            </text:list-item>
            <text:list-item>
              <text:p text:style-name="P11">Ermöglicht Absprache: wer schenkt was?</text:p>
            </text:list-item>
            <text:list-item>
              <text:p text:style-name="P11">Gemeinsames Schenken wird ermöglicht</text:p>
            </text:list-item>
            <text:list-item>
              <text:p text:style-name="P11">Vereinfachter Kauf der Geschenke durch links oder Onlinesuche</text:p>
              <text:p text:style-name="P11"/>
            </text:list-item>
            <text:list-item>
              <text:p text:style-name="P11"><text:soft-page-break/>Individualität der Seite durch gestalterische Anpassung nach Wunsch der Nutzer (Hintergrundfarbe, Schriftart, -farbe, Einfügen eines Bildes,…)</text:p>
            </text:list-item>
            <text:list-item>
              <text:p text:style-name="P11">Anlassauswahl (nicht nur die klassischen, sondern auch andere Kulturen, optional Textfeld)</text:p>
            </text:list-item>
            <text:list-item>
              <text:p text:style-name="P11">Teilen auf fb, instagram, twitter</text:p>
            </text:list-item>
            <text:list-item>
              <text:p text:style-name="P11">Wunschliste kann vor Registrierung erstellt werden und gespeichert erst nach Registrierung</text:p>
            </text:list-item>
            <text:list-item>
              <text:p text:style-name="P11">Benutzername statt echten Namen möglich</text:p>
            </text:list-item>
          </text:list>
        </text:list-item>
      </text:list>
      <text:p text:style-name="P10"><text:span text:style-name="T9"/></text:p>
      <text:p text:style-name="P12"><text:span text:style-name="T9">4. Verfeinerte Anforderungen</text:span></text:p>
      <text:p text:style-name="P3">1. Aufruf und Startseite</text:p>
      <text:p text:style-name="P4"><text:span text:style-name="Absatz-Standardschriftart"><text:span text:style-name="T4">F1.10</text:span></text:span><text:span text:style-name="Absatz-Standardschriftart"><text:span text:style-name="T1"><text:tab/></text:span></text:span><text:span text:style-name="Absatz-Standardschriftart"><text:span text:style-name="T4">Die Webanw</text:span></text:span><text:span text:style-name="Absatz-Standardschriftart"><text:span text:style-name="T3">endung wird über einen Browser über Link </text:span></text:span><text:bookmark-start text:name="_Hlt478298503"/><text:bookmark-start text:name="_Hlt478298502"/><text:a xlink:type="simple" xlink:href="http://www.wünsch-dir-was.de" office:target-frame-name="_top" xlink:show="replace" text:style-name="Internet_20_link" text:visited-style-name="Visited_20_Internet_20_Link"><text:span text:style-name="Hyperlink"><text:span text:style-name="T3">ww</text:span></text:span></text:a><text:bookmark-end text:name="_Hlt478298503"/><text:bookmark-end text:name="_Hlt478298502"/><text:a xlink:type="simple" xlink:href="http://www.wünsch-dir-was.de" office:target-frame-name="_top" xlink:show="replace" text:style-name="Internet_20_link" text:visited-style-name="Visited_20_Internet_20_Link"><text:span text:style-name="Hyperlink"><text:span text:style-name="T3">w.wünsch-dir-</text:span></text:span></text:a><text:a xlink:type="simple" xlink:href="http://www.wünsch-dir-was.de" office:target-frame-name="_top" xlink:show="replace" text:style-name="Internet_20_link" text:visited-style-name="Visited_20_Internet_20_Link"><text:span text:style-name="Hyperlink"><text:span text:style-name="T5"><text:tab/></text:span></text:span></text:a><text:a xlink:type="simple" xlink:href="http://www.wünsch-dir-was.de" office:target-frame-name="_top" xlink:show="replace" text:style-name="Internet_20_link" text:visited-style-name="Visited_20_Internet_20_Link"><text:span text:style-name="Hyperlink"><text:span text:style-name="T3">was.de</text:span></text:span></text:a><text:span text:style-name="Hyperlink"><text:span text:style-name="T3"> aufgerufen.</text:span></text:span></text:p>
      <text:p text:style-name="P4"><text:span text:style-name="Absatz-Standardschriftart"><text:span text:style-name="T4">F1.20</text:span></text:span><text:span text:style-name="Absatz-Standardschriftart"><text:span text:style-name="T3"><text:tab/>Der Nutzer landet nach Aufruf der Adresse auf einer Startseite.</text:span></text:span></text:p>
      <text:p text:style-name="P2">(1.30<text:tab/>Auf der Startseite kann der Nutzer ein Konto anlegen.)</text:p>
      <text:p text:style-name="P2">(1.40<text:tab/>Auf der Startseite kann der Nutzer sich anmelden.)</text:p>
      <text:p text:style-name="P2">F1.50<text:tab/>Auf der Startseite kann der Nutzer eine neue Liste erstellen mittels klick auf <text:tab/>den Button „neue Liste erstellen“.</text:p>
      <text:p text:style-name="P2">F1.60<text:tab/>Auf der Startseite kann der Nutzer eine Demo-Seite mit Erklärungen zur <text:tab/>Nutzung der Wunschlistenanwendung und Beispiellisten aufrufen.</text:p>
      <text:p text:style-name="P2">F1.70<text:tab/>Auf der Startseite kann der Nutzer nach Wunschlisten suchen.</text:p>
      <text:p text:style-name="P2">F1.72 <text:s text:c="11"/>Eine Wunschliste kann nach den Kriterien Benutzername oder URL oder <text:tab/>Anlass gesucht werden.</text:p>
      <text:p text:style-name="P2">F1.80<text:tab/>Auf der Startseite kann der Nutzer die AGBs der Anwendung anzeigen lassen.</text:p>
      <text:p text:style-name="P2">F1.90<text:tab/>Auf der Startseite kann der Nutzer Impressumsinformationen anzeigen <text:tab/>lassen. </text:p>
      <text:p text:style-name="P2">F1.100<text:tab/>Auf der Startseite kann der Nutzer Kontaktinformationen anzeigen lassen.</text:p>
      <text:p text:style-name="P2">F1.110<text:tab/>Auf der Startseite kann der Nutzer Informationen über den Datenschutz <text:tab/>anzeigen lassen.</text:p>
      <text:p text:style-name="P2"><text:tab/></text:p>
      <text:p text:style-name="P4"><text:span text:style-name="Absatz-Standardschriftart"><text:span text:style-name="T1">2. Wunschliste erstellen und verwalten</text:span></text:span></text:p>
      <text:p text:style-name="P4"><text:span text:style-name="Absatz-Standardschriftart"><text:span text:style-name="T4">F2.10<text:tab/>Der Nutzer befindet sich nach dem klick auf den Button in einem <text:tab/>Eingabedialog.</text:span></text:span></text:p>
      <text:p text:style-name="P4"><text:soft-page-break/><text:span text:style-name="Absatz-Standardschriftart"><text:span text:style-name="T3">F2.20<text:tab/>Der Nutzer muss beim Erstellen einer Wunschliste einen Anlass angeben.</text:span></text:span></text:p>
      <text:p text:style-name="P2">NF2.22<text:tab/>Der Erstellende kann einen Anlass aus einer Liste von Vorschlägen wählen.</text:p>
      <text:p text:style-name="P2">NF2.24 <text:s text:c="11"/>Der Erstellende kann einen Anlass in ein Textfeld eingeben.</text:p>
      <text:p text:style-name="P2">NF2.26 <text:s text:c="11"/>Es gibt nur einen Anlass, die Optionen zur Eingabe dessen schließen die <text:tab/>jeweils andere Option aus.</text:p>
      <text:p text:style-name="P2">F2.30<text:tab/>Der Erstellende muss ein Ablaufdatum angeben.</text:p>
      <text:list xml:id="list1897952797714431527" text:style-name="L4">
        <text:list-item>
          <text:list>
            <text:list-header>
              <text:p text:style-name="P21">NF2.32<text:tab/>Das Ablaufdatum muss nach dem aktuellen Datum, dem Erstelldatum, <text:tab/>liegen.</text:p>
            </text:list-header>
          </text:list>
        </text:list-item>
      </text:list>
      <text:p text:style-name="P2">F2.34<text:tab/>Der Erstellende muss einen Titel angeben.</text:p>
      <text:list xml:id="list5386445322635261979" text:style-name="L5">
        <text:list-item>
          <text:list>
            <text:list-header>
              <text:p text:style-name="P22">F2.40<text:tab/>Der Erstellende kann eine Beschreibung angeben.</text:p>
              <text:p text:style-name="P22">F2.50<text:tab/>Nach Angabe eines Anlasses, eines Titels und eines gültigen Ablaufdatums, <text:tab/>kann eine Liste erstellt werden, mittels klick auf den Button erstellen.</text:p>
              <text:p text:style-name="P22">F2.52<text:tab/>Nach klick auf den Button ist der Nutzer auf der Bearbeitungsseite für eine <text:tab/>Wunschliste.</text:p>
            </text:list-header>
          </text:list>
        </text:list-item>
      </text:list>
      <text:p text:style-name="P2">F2.60<text:tab/>Der Erstellende kann nach Erstellen der Liste Wünsche hinzufügen.</text:p>
      <text:p text:style-name="P4"><text:span text:style-name="T3">F2.70.10<text:tab/>Der Erstellende kann ein Foto hochladen, welches am oberen rechten Rand <text:tab/>der fertigen Wunschliste angezeigt wird.</text:span></text:p>
      <text:p text:style-name="P2">F2.70.20<text:tab/>Der Erstellende kann eine Schriftart aus einer Liste von Schriften auswählen.</text:p>
      <text:p text:style-name="P2">F2.70.30 <text:tab/>Der Erstellende kann eine Farbkombination von Schrift- und <text:tab/>Hintergrundfarbe für die Wunschliste aus einer vorgegebenen Auswahl <text:tab/>wählen.</text:p>
      <text:p text:style-name="P2">NF2.70.40 <text:tab/>Die Gestaltung ist Optional, es sind Standardwerte voreingestellt.</text:p>
      <text:p text:style-name="P2">NF2.70.42<text:tab/>Die Standardschriftfarbe ist schwarz.</text:p>
      <text:p text:style-name="P2">NF2.70.44<text:tab/>Die Standardschriftart ist „Calibri“.</text:p>
      <text:p text:style-name="P2">NF2.70.46<text:tab/>Die Standardhintergrundfarbe ist weiß.</text:p>
      <text:p text:style-name="P2">F2.80<text:tab/>Der Erstellende muss mindestens einen Wunsch hinzufügen, um die Liste <text:tab/>speichern zu können.</text:p>
      <text:p text:style-name="P2">F2.82<text:tab/>Zum Speichern muss der Erstellende einen Namen und eine Emailadresse <text:tab/>angeben.</text:p>
      <text:p text:style-name="P2">F2.84<text:tab/>Beim Speichern muss der Erstellende ein Passwort für Änderungen angeben.</text:p>
      <text:p text:style-name="P2">NF2.90<text:tab/>Änderungen sind alle weiteren Bearbeitungen der Liste nach dem ersten <text:tab/>Erstellen, bis auf das markieren von Wünschen als „schenken“.</text:p>
      <text:p text:style-name="P2">F2.92<text:tab/>Nach Erstellen der Liste können von jedem Nutzer, der das <text:soft-page-break/><text:tab/>Änderungspasswort eingibt, Wünsche hinzugefügt werden.</text:p>
      <text:p text:style-name="P2">F2.94<text:tab/>Nach Erstellen der Liste können von jedem Nutzer, der das <text:tab/>Änderungspasswort eingibt, Wünsche entfernt werden.</text:p>
      <text:list xml:id="list6588471199453524364" text:style-name="L2">
        <text:list-item>
          <text:list>
            <text:list-header>
              <text:p text:style-name="P20">F2.96<text:tab/>Nach Erstellen der Liste kann von jedem Nutzer, der das Änderungspasswort <text:tab/>eingibt, das Design der Wunschliste geändert werden, nach den oben <text:tab/>genannten Möglichkeiten.</text:p>
              <text:p text:style-name="P20">F2.100<text:tab/>Der Erstellende oder der Ändernde kann der Liste einen <text:tab/>Überraschungsmodus zuweisen.</text:p>
              <text:p text:style-name="P20">F2.101<text:tab/>Im Bearbeitungsmodus einer Wunschliste kann der Erstellende oder <text:tab/>Ändernde die Option „Schenker verbergen“ auswählen.</text:p>
              <text:p text:style-name="P20">F2.110<text:tab/>Die fertige Wunschliste ist über eine eindeutige URL identifizierbar.</text:p>
              <text:p text:style-name="P20">NF2.115<text:tab/>Die URL der Wunschliste wird unter der Liste angezeigt.</text:p>
              <text:p text:style-name="P20">NF2.120<text:tab/>Die Liste, die zugehörigen Wünsche, die Designoptionen werden beim <text:tab/>Speichern in eine Datenbank geschrieben.</text:p>
              <text:p text:style-name="P24">3. Wünsche</text:p>
              <text:p text:style-name="P27">F3.10 <text:tab/>Eine Wunschliste besteht aus Wünschen </text:p>
            </text:list-header>
          </text:list>
        </text:list-item>
      </text:list>
      <text:list xml:id="list6890267048451081263" text:style-name="L3">
        <text:list-item>
          <text:list>
            <text:list-header>
              <text:p text:style-name="P28">F3.20<text:tab/>Ein Wunsch hat einen Titel.</text:p>
              <text:p text:style-name="P28">F3.21<text:tab/>Ein Wunsch hat eine Beschreibung.</text:p>
              <text:p text:style-name="P28">F3.22<text:tab/>Ein Wunsch kann einen Link zum Produkt bekommen.</text:p>
              <text:p text:style-name="P28">F3.30<text:tab/>Ein Wunsch kann einen oder mehrere Schenker haben.</text:p>
              <text:p text:style-name="P28">NF3.32<text:tab/>Nach hinzufügen eines Wunsches hat der Wunsch keinen Schenker, bis er <text:tab/>von einer Person markiert wird.</text:p>
            </text:list-header>
          </text:list>
        </text:list-item>
      </text:list>
      <text:list xml:id="list8532238660780218573" text:style-name="L7">
        <text:list-item>
          <text:list>
            <text:list-header>
              <text:p text:style-name="P32"><text:span text:style-name="Absatz-Standardschriftart"><text:span text:style-name="T3">F3.40<text:tab/>Der Erstellende oder Ändernde kann einen Wunsche hinzufügen, durch klick <text:tab/>auf den Button „Wunsch hinzufügen“.</text:span></text:span></text:p>
              <text:p text:style-name="P39"><text:span text:style-name="Absatz-Standardschriftart"><text:span text:style-name="T3">F3.42<text:tab/>Nach dem klick öffnet sich ein Dialogfenster zur Eingabe von Titel, <text:tab/>Beschreibung und optional Link.</text:span></text:span></text:p>
            </text:list-header>
          </text:list>
        </text:list-item>
      </text:list>
      <text:list xml:id="list2486165427171809388" text:style-name="L6">
        <text:list-item>
          <text:list>
            <text:list-header>
              <text:p text:style-name="P31"><text:span text:style-name="Absatz-Standardschriftart"><text:span text:style-name="T3">F3.50<text:tab/>Der Ändernde kann einen Wunsch bearbeiten.</text:span></text:span></text:p>
              <text:p text:style-name="P31"><text:span text:style-name="Absatz-Standardschriftart"><text:span text:style-name="T3">F3.51<text:tab/>Der Ändernde kann den Titel eines Wunsches ändern.</text:span></text:span></text:p>
              <text:p text:style-name="P31"><text:span text:style-name="Absatz-Standardschriftart"><text:span text:style-name="T3">F3.52<text:tab/>Der Ändernde kann die Beschreibung eines Wunsches ändern.</text:span></text:span></text:p>
              <text:p text:style-name="P31"><text:span text:style-name="Absatz-Standardschriftart"><text:span text:style-name="T3">F3.53<text:tab/>Der Ändernde kann den Link zu einem Wunsch ändern.</text:span></text:span></text:p>
            </text:list-header>
          </text:list>
        </text:list-item>
      </text:list>
      <text:p text:style-name="P4"><text:span text:style-name="Absatz-Standardschriftart"><text:span text:style-name="T4">F3.60</text:span></text:span><text:span text:style-name="Absatz-Standardschriftart"><text:span text:style-name="T3"><text:tab/>Der Ändernde kann einen Wunsch löschen, durch klick auf das rote „x“ , <text:tab/>rechts neben jedem Wunsch.</text:span></text:span></text:p>
      <text:p text:style-name="P2"><text:tab/></text:p>
      <text:list xml:id="list2174401159089132064" text:style-name="L8">
        <text:list-item>
          <text:p text:style-name="P25"><text:soft-page-break/>Schenken</text:p>
          <text:p text:style-name="P25"><text:span text:style-name="T8">NF4.10<text:tab/>Jeder Wunsch einer Wunschliste hat in der Listendarstellung ein Feld mit <text:tab/>„Schenker“.</text:span></text:p>
          <text:p text:style-name="P25"><text:span text:style-name="T8">F4.20<text:tab/>Ist ein Geschenk von einer oder mehreren Personen markiert worden, wird <text:tab/>dies im Feld „Schenker“ angezeigt.</text:span></text:p>
          <text:p text:style-name="P25"><text:span text:style-name="T8">NF4.30<text:tab/>Ist der Überraschungsmodus inaktiv, steht dort der Name/die Namen <text:tab/>der/des Schenkenden.</text:span></text:p>
          <text:p text:style-name="P25"><text:span text:style-name="T8">NF4.35<text:tab/>Ist der Überraschungsmodus aktiv, wird dort lediglich angezeigt, dass ein <text:tab/>Geschenk bereits abgedeckt ist.</text:span></text:p>
        </text:list-item>
      </text:list>
      <text:list xml:id="list4011958684621195600" text:style-name="L9">
        <text:list-item>
          <text:list>
            <text:list-header>
              <text:p text:style-name="P33"><text:span text:style-name="Absatz-Standardschriftart"><text:span text:style-name="T4">F4.40<text:tab/>Ein Schenker kann einen Wunsch mit „schenke ich“ markieren, durch klick <text:tab/>auf den Button.</text:span></text:span></text:p>
              <text:p text:style-name="P33"><text:span text:style-name="Absatz-Standardschriftart"><text:span text:style-name="T4">F4.42<text:tab/>Markiert ein Schenker einen Wunsch wird er zur Eingabe seines Namens <text:tab/>aufgefordert.</text:span></text:span></text:p>
              <text:p text:style-name="P33"><text:span text:style-name="Absatz-Standardschriftart"><text:span text:style-name="T4">F4.44<text:tab/>Nach Eingabe seines Namens muss der Schenkende die Eingabe bestätigen <text:tab/>und ist dann als Schenker eines Wunsches gespeichert.</text:span></text:span></text:p>
              <text:p text:style-name="P33"><text:span text:style-name="Absatz-Standardschriftart"><text:span text:style-name="T4">F4.50<text:tab/>Ein Schenkender kann einen Wunsch wieder freigeben, indem er über die <text:tab/>URL auf die Liste zugreift und auf „nicht schenken“ klickt.</text:span></text:span></text:p>
            </text:list-header>
          </text:list>
        </text:list-item>
      </text:list>
      <text:p text:style-name="P4"><text:span text:style-name="Absatz-Standardschriftart"><text:span text:style-name="T1">(90</text:span></text:span><text:span text:style-name="Absatz-Standardschriftart"><text:span text:style-name="T3"><text:tab/>Konto anlegen )</text:span></text:span></text:p>
      <text:p text:style-name="P4"><text:span text:style-name="Absatz-Standardschriftart"><text:span text:style-name="T1">(110</text:span></text:span><text:span text:style-name="Absatz-Standardschriftart"><text:span text:style-name="T3"><text:tab/>Wunschliste teilen auf fb, twitter, instagram, Mail)</text:span></text:span></text:p>
      <text:p text:style-name="P4"><text:span text:style-name="Absatz-Standardschriftart"><text:span text:style-name="T1">(120</text:span></text:span><text:span text:style-name="Absatz-Standardschriftart"><text:span text:style-name="T3"><text:tab/>Wunschliste wird </text:span></text:span><text:span text:style-name="Absatz-Standardschriftart"><text:span text:style-name="T3">öffentlich angezeigt)</text:span></text:span></text:p>
      <text:p text:style-name="P4"><text:span text:style-name="Absatz-Standardschriftart"><text:span text:style-name="T1">(130</text:span></text:span><text:span text:style-name="Absatz-Standardschriftart"><text:span text:style-name="T3"><text:tab/>Schenkungen nur durch registrierte Schenker)</text:span></text:span></text:p>
      <text:list xml:id="list8642049155752829348" text:style-name="L12">
        <text:list-item>
          <text:p text:style-name="P26">Technische</text:p>
          <text:p text:style-name="P29">T5.10<text:tab/> Die Webanwendung ist in Java programmiert, unter Verwendung des <text:tab/>Frameworks JSF.</text:p>
          <text:p text:style-name="P29">T5.20<text:tab/>Die Gestaltung der Webpräsenz erfolgt mittels CSS.</text:p>
        </text:list-item>
      </text:list>
      <text:list xml:id="list6448928536675932019" text:style-name="L13">
        <text:list-item>
          <text:list>
            <text:list-header>
              <text:p text:style-name="P34"><text:span text:style-name="Absatz-Standardschriftart"><text:span text:style-name="T4">T5.30<text:tab/>Die Datenbank zur Speicherung der anwendungsrelevanten Daten wird mit <text:tab/>Postgresql umgesetzt.</text:span></text:span></text:p>
              <text:p text:style-name="P34"><text:span text:style-name="Absatz-Standardschriftart"><text:span text:style-name="T4">T5.40<text:tab/>Die Anwendung läuft auf einem Server mit dem Betriebssystem Debian.</text:span></text:span></text:p>
              <text:p text:style-name="P34"><text:span text:style-name="Absatz-Standardschriftart"><text:span text:style-name="T4">T5.45<text:tab/>Der zugehörige Servletcontainer ist Tomcat 8.</text:span></text:span></text:p>
              <text:p text:style-name="P34"><text:span text:style-name="Absatz-Standardschriftart"><text:span text:style-name="T4">T5.50<text:tab/>Die Entwicklungsumgebung ist Eclipse neon 3.</text:span></text:span></text:p>
              <text:p text:style-name="P34"><text:span text:style-name="Absatz-Standardschriftart"><text:span text:style-name="T4">T5.60<text:tab/>Der SSH-Client zur Fernwartung und Betrieb des Servers ist Putty.</text:span></text:span></text:p>
            </text:list-header>
          </text:list>
        </text:list-item>
      </text:list>
      <text:p text:style-name="P1"/>
      <text:p text:style-name="P9"/>
      <text:p text:style-name="P13"><text:soft-page-break/>5. Lösungsansatz</text:p>
      <text:p text:style-name="P1">Webanwendung… nachfragen</text:p>
      <text:list xml:id="list611437704873443908" text:style-name="L11">
        <text:list-header>
          <text:p text:style-name="P36">6. Grobplanung</text:p>
        </text:list-header>
      </text:list>
      <text:p text:style-name="P1"/>
      <text:p text:style-name="P37"><text:span text:style-name="T11">7. Umgebung</text:span></text:p>
      <text:p text:style-name="P1">(HW, Land, Betriebssystem, Servletcontainer, Server)</text:p>
      <text:p text:style-name="P1">?, Deutschland, Linux/Windows, Tomcat 8, Debian</text:p>
      <text:p text:style-name="P37"><text:span text:style-name="T11">8. Abnahmekriterien</text:span></text:p>
      <text:p text:style-name="P5">Webanwendung mit folgenden Funktionen:</text:p>
      <text:p text:style-name="P5"><text:tab/>Wunschliste anlegen</text:p>
      <text:p text:style-name="P5"><text:tab/>Wunschliste verteilen</text:p>
      <text:p text:style-name="P5"><text:tab/>Wunschliste besteht aus mindestens einem Wunsch</text:p>
      <text:p text:style-name="P5"><text:tab/>Wunschliste hat </text:p>
      <text:p text:style-name="P8">Name der Wunschliste (Titel)</text:p>
      <text:p text:style-name="P5"><text:tab/><text:tab/>Name und Kontaktdaten des Wünschenden</text:p>
      <text:p text:style-name="P5"><text:tab/><text:tab/>Ablaufdatum</text:p>
      <text:p text:style-name="P5"><text:tab/><text:tab/>Änderungspasswort für Hinzufügen und Löschen von Wünschen</text:p>
      <text:p text:style-name="P5"><text:tab/><text:tab/>Überraschungsmodus</text:p>
      <text:p text:style-name="P5"><text:tab/><text:tab/>eine eindeutige URL</text:p>
      <text:p text:style-name="P5"><text:tab/>Wunschliste kann über URL eingesehen werden</text:p>
      <text:p text:style-name="P5"><text:tab/>Wunsch besteht aus Beschreibung</text:p>
      <text:p text:style-name="P5"><text:tab/>Wunsch kann verlinkt sein</text:p>
      <text:p text:style-name="P5"><text:tab/>Der Wünschende kann abfragen, wie oft die Wunschliste aufgerufen wurde</text:p>
      <text:p text:style-name="P5"><text:tab/>Der Wünschende kann sehen, welche Wünsche erfüllt werden</text:p>
      <text:p text:style-name="P5"><text:tab/>Schenkende können einen oder mehrere Wünsche erfü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Überarbeitung" style:family="paragraph">
      <style:paragraph-properties fo:orphans="2" fo:widows="2" fo:hyphenation-ladder-count="no-limit" style:vertical-align="auto"/>
      <style:text-properties style:font-name-complex="Mangal" style:font-size-complex="10.5pt"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Erwähnung" style:family="text" style:parent-style-name="Absatz-Standardschriftart">
      <style:text-properties fo:color="#2b579a"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ASUS</meta:initial-creator>
    <dc:creator>Saskia Rütjerodt</dc:creator>
    <meta:creation-date>2017-03-29T19:18:00Z</meta:creation-date>
    <dc:date>2017-04-18T17:54:19.44</dc:date>
    <meta:editing-cycles>14</meta:editing-cycles>
    <meta:editing-duration>PT6H9M21S</meta:editing-duration>
    <meta:document-statistic meta:table-count="0" meta:image-count="0" meta:object-count="0" meta:page-count="6" meta:paragraph-count="131" meta:word-count="1265" meta:character-count="9085"/>
    <meta:template xlink:type="simple" xlink:actuate="onRequest" xlink:title="" xlink:href="Normal.dotm"/>
  </office:meta>
</office:document-meta>
</file>